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.getFileLis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mmandLine.looksLikeURL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getUrl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mandLine.printLice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.collectFiles( File [ ] di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ne.getOpt( String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andLine.get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CommandLine( String [ ] args , Collection flags , Collection sche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mandLine.filesEndingWith( String 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.getBadO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.pri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